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09cm" style:rel-column-width="6201*"/>
    </style:style>
    <style:style style:name="Tabelle2.B" style:family="table-column">
      <style:table-column-properties style:column-width="7.696cm" style:rel-column-width="29666*"/>
    </style:style>
    <style:style style:name="Tabelle2.C" style:family="table-column">
      <style:table-column-properties style:column-width="7.696cm" style:rel-column-width="296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99a6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8971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a5e03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ee24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d918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fo:font-weight="normal" officeooo:rsid="0073db4d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a5e03" officeooo:paragraph-rsid="007a5e0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bd9c6" officeooo:paragraph-rsid="007ee24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81b82b" style:font-size-asian="10pt" style:font-size-complex="10pt"/>
    </style:style>
    <style:style style:name="P14" style:family="paragraph" style:parent-style-name="Table_20_Contents">
      <style:text-properties fo:font-size="12pt" officeooo:rsid="0016f6a0" officeooo:paragraph-rsid="00781819" style:font-size-asian="12pt" style:font-size-complex="12pt"/>
    </style:style>
    <style:style style:name="P15" style:family="paragraph" style:parent-style-name="Table_20_Contents">
      <style:text-properties fo:font-size="12pt" officeooo:rsid="0017483c" officeooo:paragraph-rsid="00781819" style:font-size-asian="12pt" style:font-size-complex="12pt"/>
    </style:style>
    <style:style style:name="P16" style:family="paragraph" style:parent-style-name="Table_20_Contents">
      <style:text-properties fo:font-size="12pt" officeooo:rsid="0018391a" officeooo:paragraph-rsid="00781819" style:font-size-asian="12pt" style:font-size-complex="12pt"/>
    </style:style>
    <style:style style:name="P17" style:family="paragraph" style:parent-style-name="Standard">
      <style:text-properties fo:font-size="12pt" officeooo:rsid="0018391a" officeooo:paragraph-rsid="00799a64" style:font-size-asian="12pt" style:font-size-complex="12pt"/>
    </style:style>
    <style:style style:name="P18" style:family="paragraph" style:parent-style-name="Table_20_Contents">
      <style:text-properties fo:font-size="12pt" officeooo:rsid="00781819" officeooo:paragraph-rsid="00781819" style:font-size-asian="12pt" style:font-size-complex="12pt"/>
    </style:style>
    <style:style style:name="P19" style:family="paragraph" style:parent-style-name="Standard">
      <style:text-properties fo:font-size="12pt" officeooo:paragraph-rsid="0078181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7ee24d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a5e03" officeooo:paragraph-rsid="007ee24d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a5e03" officeooo:paragraph-rsid="007f31ff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7a5e03" officeooo:paragraph-rsid="007ee24d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Courier New" fo:font-size="11pt" fo:font-weight="bold" officeooo:paragraph-rsid="007a5e03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Courier New" fo:font-size="11pt" fo:font-weight="normal" officeooo:paragraph-rsid="007a5e03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Courier New" fo:font-size="11pt" fo:font-weight="normal" officeooo:paragraph-rsid="007f1a4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971e0" officeooo:paragraph-rsid="00718745" style:font-size-asian="10.5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824484"/>
    </style:style>
    <style:style style:name="T3" style:family="text">
      <style:text-properties officeooo:rsid="0022d04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81b82b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19cc" style:font-style-asian="normal" style:font-weight-asian="normal" style:font-style-complex="normal" style:font-weight-complex="normal"/>
    </style:style>
    <style:style style:name="T11" style:family="text">
      <style:text-properties officeooo:rsid="0018391a"/>
    </style:style>
    <style:style style:name="T12" style:family="text">
      <style:text-properties officeooo:rsid="00781819"/>
    </style:style>
    <style:style style:name="T13" style:family="text">
      <style:text-properties officeooo:rsid="00799a6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a5e03" style:font-size-asian="11pt"/>
    </style:style>
    <style:style style:name="T16" style:family="text">
      <style:text-properties officeooo:rsid="007ee24d" style:font-size-asian="11pt"/>
    </style:style>
    <style:style style:name="T17" style:family="text">
      <style:text-properties officeooo:rsid="007f1a4e"/>
    </style:style>
    <style:style style:name="T18" style:family="text">
      <style:text-properties officeooo:rsid="0081b82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c8e1c"/>
    </style:style>
    <style:style style:name="T21" style:family="text">
      <style:text-properties officeooo:rsid="008e3cf8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ufgabe 1</text:p>
      <text:p text:style-name="P2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555987032576"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>Vorteile</text:p>
          </table:table-cell>
          <table:table-cell table:style-name="Tabelle2.C1" office:value-type="string">
            <text:p text:style-name="P14">Nachteile</text:p>
          </table:table-cell>
        </table:table-row>
        <table:table-row table:style-name="TableLine2555987032288">
          <table:table-cell table:style-name="Tabelle2.A2" office:value-type="string">
            <text:p text:style-name="P14">Queue</text:p>
          </table:table-cell>
          <table:table-cell table:style-name="Tabelle2.A2" office:value-type="string">
            <text:p text:style-name="P14"><text:span text:style-name="T21">Es ist möglich, b</text:span>eliebig viele Objekte ein<text:span text:style-name="T21">zu</text:span>fügen.</text:p>
          </table:table-cell>
          <table:table-cell table:style-name="Tabelle2.C2" office:value-type="string">
            <text:p text:style-name="P14"><text:span text:style-name="T12">Lesen / Löschen </text:span>nur <text:span text:style-name="T12">für </text:span>1. Element möglich, <text:span text:style-name="T12">Einfügen nur am Ende</text:span></text:p>
          </table:table-cell>
        </table:table-row>
        <table:table-row table:style-name="TableLine2555987024224">
          <table:table-cell table:style-name="Tabelle2.A2" office:value-type="string">
            <text:p text:style-name="P14">Stack</text:p>
          </table:table-cell>
          <table:table-cell table:style-name="Tabelle2.A2" office:value-type="string">
            <text:p text:style-name="P14"><text:span text:style-name="T21">Es ist möglich, b</text:span>eliebig viele Objekte ein<text:span text:style-name="T21">zu</text:span>fügen.</text:p>
          </table:table-cell>
          <table:table-cell table:style-name="Tabelle2.C2" office:value-type="string">
            <text:p text:style-name="P14"><text:span text:style-name="T12">Lesen / Löschen</text:span> nur <text:span text:style-name="T12">für das </text:span>„oberste“ Element möglich, <text:span text:style-name="T12">Einfügen ebenso</text:span></text:p>
          </table:table-cell>
        </table:table-row>
        <table:table-row table:style-name="TableLine2555987028832">
          <table:table-cell table:style-name="Tabelle2.A2" office:value-type="string">
            <text:p text:style-name="P14">Liste</text:p>
          </table:table-cell>
          <table:table-cell table:style-name="Tabelle2.A2" office:value-type="string">
            <text:p text:style-name="P14"><text:span text:style-name="T12">B</text:span>eliebig viele Objekte einfügen<text:span text:style-name="T12"> möglich</text:span></text:p>
            <text:p text:style-name="P14"><text:span text:style-name="T12">Lesen für beliebige</text:span> El<text:span text:style-name="T11">emente</text:span> <text:span text:style-name="T12">möglich</text:span></text:p>
            <text:p text:style-name="P15"><text:span text:style-name="T12">Einfügen / löschen </text:span>an beliebiger Stelle</text:p>
          </table:table-cell>
          <table:table-cell table:style-name="Tabelle2.C2" office:value-type="string">
            <text:p text:style-name="P16">Für den Zugriff auf <text:span text:style-name="T12">ein </text:span>Elemente muss man jedesmal vom Anfang der Liste mit next weitergehen.</text:p>
          </table:table-cell>
        </table:table-row>
        <table:table-row table:style-name="TableLine2555987030848">
          <table:table-cell table:style-name="Tabelle2.A2" office:value-type="string">
            <text:p text:style-name="P14">Array</text:p>
          </table:table-cell>
          <table:table-cell table:style-name="Tabelle2.A2" office:value-type="string">
            <text:p text:style-name="P14"><text:span text:style-name="T12">Lesen für beliebige</text:span> El<text:span text:style-name="T11">emente</text:span> <text:span text:style-name="T12">möglich</text:span></text:p>
            <text:p text:style-name="P15"><text:span text:style-name="T12">Einfügen / löschen </text:span>an beliebiger Stelle</text:p>
            <text:p text:style-name="P15"><text:span text:style-name="T11">Schneller Zugriff</text:span> über <text:span text:style-name="T11">den </text:span>Index</text:p>
          </table:table-cell>
          <table:table-cell table:style-name="Tabelle2.C2" office:value-type="string">
            <text:p text:style-name="P16">Anzahl der Elemente ist <text:span text:style-name="T12">nicht änderbar</text:span></text:p>
            <text:p text:style-name="P18">Beim Löschen entstehen Lücken</text:p>
            <text:p text:style-name="P18"><text:span text:style-name="T21">Falls die Elemente alphabetisch sortiert sind, </text:span>muss man <text:span text:style-name="T21">beim Einfügen</text:span> Elemente verschieben</text:p>
          </table:table-cell>
        </table:table-row>
      </table:table>
      <text:p text:style-name="P19"/>
      <text:p text:style-name="P17">Hinweis:</text:p>
      <text:p text:style-name="P4">Arrays sind „einfacher“ zu programmieren als dynamische Datenstrukturen und werden daher oft bevorzugt; das sollte jedoch kein <text:span text:style-name="T13">Entscheidungsk</text:span>riterium sein.</text:p>
      <text:p text:style-name="P4"/>
      <text:p text:style-name="P5"/>
      <text:p text:style-name="P11">Aufgabe 2</text:p>
      <text:p text:style-name="P6"/>
      <text:p text:style-name="P24">public class Adressbuch</text:p>
      <text:p text:style-name="P25">{</text:p>
      <text:p text:style-name="P25"><text:s text:c="3"/>private List&lt;Kontakt&gt; aListe;</text:p>
      <text:p text:style-name="P25"/>
      <text:p text:style-name="P24"><text:s text:c="3"/>public Adressbuch()</text:p>
      <text:p text:style-name="P25"><text:s text:c="3"/>{</text:p>
      <text:p text:style-name="P25"><text:s text:c="6"/>aListe = new List();</text:p>
      <text:p text:style-name="P25"><text:s text:c="3"/>}</text:p>
      <text:p text:style-name="P25"/>
      <text:p text:style-name="P24"><text:s text:c="3"/>public void einfügen(Kontakt pk)</text:p>
      <text:p text:style-name="P25"><text:s text:c="3"/>{</text:p>
      <text:p text:style-name="P25"><text:s text:c="6"/>aListe.append(pk);</text:p>
      <text:p text:style-name="P25"><text:s text:c="3"/>}</text:p>
      <text:p text:style-name="P25"/>
      <text:p text:style-name="P24"><text:s text:c="3"/>public Kontakt suchen(String pname)</text:p>
      <text:p text:style-name="P25"><text:s text:c="3"/>{</text:p>
      <text:p text:style-name="P25"><text:s text:c="6"/>Kontakt k<text:span text:style-name="T17">Akt</text:span>;</text:p>
      <text:p text:style-name="P25"><text:s text:c="6"/>aListe.toFirst();</text:p>
      <text:p text:style-name="P25"><text:s text:c="6"/>while (aListe.hasAccess() == true)</text:p>
      <text:p text:style-name="P25"><text:s text:c="6"/>{</text:p>
      <text:p text:style-name="P25"><text:s text:c="9"/>k<text:span text:style-name="T17">Akt</text:span> = aListe.getContent();</text:p>
      <text:p text:style-name="P25"><text:s text:c="9"/>if (pname.equals(k<text:span text:style-name="T17">Akt</text:span>.getNachname()))</text:p>
      <text:p text:style-name="P25"><text:s text:c="9"/>{</text:p>
      <text:p text:style-name="P25"><text:s text:c="12"/>return k<text:span text:style-name="T17">Akt</text:span>;</text:p>
      <text:p text:style-name="P25"><text:s text:c="9"/>}</text:p>
      <text:p text:style-name="P25"><text:s text:c="9"/>aListe.next();</text:p>
      <text:p text:style-name="P25"><text:s text:c="6"/>}</text:p>
      <text:p text:style-name="P25"><text:s text:c="6"/>return null;</text:p>
      <text:p text:style-name="P25"><text:s text:c="3"/>}</text:p>
      <text:p text:style-name="P24"><text:soft-page-break/><text:span text:style-name="T19"><text:s text:c="3"/></text:span>public boolean löschen(String pName)<text:span text:style-name="T19"><text:line-break/> <text:s text:c="2"/>{<text:line-break/> <text:s text:c="5"/>Kontakt kAkt;<text:line-break/> <text:s text:c="5"/>aListe.toFirst();<text:line-break/> <text:s text:c="5"/>while (aListe.hasAccess() == true)<text:line-break/> <text:s text:c="5"/>{<text:line-break/> <text:s text:c="8"/>kAkt = aListe.getContent();<text:line-break/> <text:s text:c="8"/>if (pName.equals(kAkt.getNachname()))<text:line-break/> <text:s text:c="8"/>{<text:line-break/> <text:s text:c="11"/>aListe.remove();<text:line-break/> <text:s text:c="11"/>return true;<text:line-break/> <text:s text:c="8"/>}<text:line-break/> <text:s text:c="8"/>aListe.next();<text:line-break/> <text:s text:c="5"/>}<text:line-break/> <text:s text:c="5"/>return false;<text:line-break/> <text:s text:c="2"/>}<text:line-break/></text:span></text:p>
      <text:p text:style-name="P24"><text:s text:c="3"/>public void namenAusgeben()</text:p>
      <text:p text:style-name="P25"><text:s text:c="3"/>{ <text:s text:c="7"/></text:p>
      <text:p text:style-name="P26"><text:s text:c="6"/>Kontakt kAkt;</text:p>
      <text:p text:style-name="P26"><text:s text:c="6"/>int anzahl;</text:p>
      <text:p text:style-name="P26"/>
      <text:p text:style-name="P26"><text:s text:c="6"/>anzahl = 0;</text:p>
      <text:p text:style-name="P26"><text:s text:c="6"/>aListe.toFirst();</text:p>
      <text:p text:style-name="P26"><text:s text:c="6"/>while (aListe.hasAccess() == true)</text:p>
      <text:p text:style-name="P26"><text:s text:c="6"/>{</text:p>
      <text:p text:style-name="P26"><text:s text:c="9"/>kAkt = aListe.getContent();</text:p>
      <text:p text:style-name="P26"><text:s text:c="9"/>Console.println(kAkt.getNachname() + " " + kAkt.getVorname());</text:p>
      <text:p text:style-name="P26"><text:s text:c="9"/>aListe.next();</text:p>
      <text:p text:style-name="P26"><text:s text:c="9"/>anzahl++;</text:p>
      <text:p text:style-name="P26"><text:s text:c="6"/>}</text:p>
      <text:p text:style-name="P26"><text:s text:c="6"/>Console.println("(" + anzahl + " Kontakte im Adressbuch.)");</text:p>
      <text:p text:style-name="P26"><text:s text:c="6"/>Console.readln(); <text:s text:c="2"/></text:p>
      <text:p text:style-name="P26"><text:s text:c="3"/>}</text:p>
      <text:p text:style-name="P25">} <text:s text:c="2"/></text:p>
      <text:p text:style-name="P10"/>
      <text:p text:style-name="P10"/>
      <text:p text:style-name="P12">Aufgabe 3</text:p>
      <text:p text:style-name="P7"/>
      <text:p text:style-name="P23">public class AdressVerwaltung</text:p>
      <text:p text:style-name="P21">{</text:p>
      <text:p text:style-name="P20"><text:span text:style-name="T15"><text:s text:c="3"/>private Adressbuch a</text:span><text:span text:style-name="T16">Buch</text:span><text:span text:style-name="T15">;</text:span></text:p>
      <text:p text:style-name="P21"/>
      <text:p text:style-name="P23"><text:s text:c="3"/>public AdressVerwaltung()</text:p>
      <text:p text:style-name="P21"><text:s text:c="3"/>{</text:p>
      <text:p text:style-name="P20"><text:span text:style-name="T15"><text:s text:c="6"/>a</text:span><text:span text:style-name="T16">Buch</text:span><text:span text:style-name="T15"> = new Adressbuch();</text:span></text:p>
      <text:p text:style-name="P21"><text:s text:c="3"/>}</text:p>
      <text:p text:style-name="P21"/>
      <text:p text:style-name="P23"><text:s text:c="3"/>public void kontaktAnlegen()</text:p>
      <text:p text:style-name="P21"><text:s text:c="3"/>{</text:p>
      <text:p text:style-name="P21"><text:s text:c="6"/>String n, v, t, e;</text:p>
      <text:p text:style-name="P21"><text:s text:c="6"/>Kontakt k;</text:p>
      <text:p text:style-name="P21"/>
      <text:p text:style-name="P21"><text:s text:c="6"/>Console.println("== Neuen Kontakt hinzufügen ==");</text:p>
      <text:p text:style-name="P21"><text:s text:c="6"/>Console.print("Nachname: ");</text:p>
      <text:p text:style-name="P21"><text:s text:c="6"/>n = Console.read<text:span text:style-name="T18">ln</text:span>();</text:p>
      <text:p text:style-name="P21"><text:soft-page-break/><text:s text:c="6"/>Console.print("Vorname: <text:s/>");</text:p>
      <text:p text:style-name="P21"><text:s text:c="6"/>v = Console.read<text:span text:style-name="T18">ln</text:span>();</text:p>
      <text:p text:style-name="P21"><text:s text:c="6"/>Console.print("Telefon: <text:s/>");</text:p>
      <text:p text:style-name="P21"><text:s text:c="6"/>t = Console.read<text:span text:style-name="T18">ln</text:span>();</text:p>
      <text:p text:style-name="P21"><text:s text:c="6"/>Console.print("Email: <text:s text:c="3"/>");</text:p>
      <text:p text:style-name="P21"><text:s text:c="6"/>e = Console.read<text:span text:style-name="T18">ln</text:span>();</text:p>
      <text:p text:style-name="P21"><text:s text:c="8"/></text:p>
      <text:p text:style-name="P21"><text:s text:c="6"/>k = new Kontakt(n, v, t, e);</text:p>
      <text:p text:style-name="P20"><text:span text:style-name="T15"><text:s text:c="6"/>a</text:span><text:span text:style-name="T16">Buch</text:span><text:span text:style-name="T15">.einfügen(k);</text:span></text:p>
      <text:p text:style-name="P21"/>
      <text:p text:style-name="P21"><text:s text:c="6"/>Console.println("Kontakt hinzugefügt.");</text:p>
      <text:p text:style-name="P21"><text:s text:c="6"/>Console.readln();</text:p>
      <text:p text:style-name="P21"><text:s text:c="3"/>}</text:p>
      <text:p text:style-name="P23"/>
      <text:p text:style-name="P23"><text:s text:c="3"/>public void kontaktDetails()</text:p>
      <text:p text:style-name="P21"><text:s text:c="3"/>{</text:p>
      <text:p text:style-name="P21"><text:s text:c="6"/>String name;</text:p>
      <text:p text:style-name="P21"><text:s text:c="6"/>Kontakt k;</text:p>
      <text:p text:style-name="P21"/>
      <text:p text:style-name="P21"><text:s text:c="6"/>Console.println("== Kontaktdetails ==");</text:p>
      <text:p text:style-name="P21"><text:s text:c="6"/>Console.print("Nachname: ");</text:p>
      <text:p text:style-name="P21"><text:s text:c="6"/>name = Console.read<text:span text:style-name="T18">ln</text:span>();</text:p>
      <text:p text:style-name="P21"/>
      <text:p text:style-name="P20"><text:span text:style-name="T15"><text:s text:c="6"/>k = a</text:span><text:span text:style-name="T16">Buch</text:span><text:span text:style-name="T15">.suchen(name);</text:span></text:p>
      <text:p text:style-name="P21"><text:s text:c="6"/>if (k != null)</text:p>
      <text:p text:style-name="P21"><text:s text:c="6"/>{</text:p>
      <text:p text:style-name="P21"><text:s text:c="9"/>Console.println(k.getNachname() + ", " + k.getVorname());</text:p>
      <text:p text:style-name="P21"><text:s text:c="9"/>Console.println("Telefon: " + k.getTelefon());</text:p>
      <text:p text:style-name="P21"><text:s text:c="9"/>Console.println("Email: <text:s text:c="2"/>" + k.getEmail());</text:p>
      <text:p text:style-name="P21"><text:s text:c="6"/>}</text:p>
      <text:p text:style-name="P21"><text:s text:c="6"/>else</text:p>
      <text:p text:style-name="P21"><text:s text:c="6"/>{</text:p>
      <text:p text:style-name="P21"><text:s text:c="9"/>Console.println("Es gibt keinen Kontakt mit diesem Namen.");</text:p>
      <text:p text:style-name="P21"><text:s text:c="6"/>}</text:p>
      <text:p text:style-name="P21"><text:s text:c="6"/>Console.readln();</text:p>
      <text:p text:style-name="P21"><text:s text:c="3"/>}</text:p>
      <text:p text:style-name="P21"/>
      <text:p text:style-name="P21"><text:s text:c="3"/><text:span text:style-name="T14">public void kontaktLöschen()</text:span><text:line-break/> <text:s text:c="2"/>{<text:line-break/> <text:s text:c="5"/>String name;<text:line-break/><text:line-break/> <text:s text:c="5"/>Console.println("\n== Kontakt löschen ==");<text:line-break/> <text:s text:c="5"/>Console.print("Nachname: ");<text:line-break/> <text:s text:c="5"/>name = Console.readln();<text:line-break/><text:line-break/> <text:s text:c="5"/>if (aBuch.löschen(name) == true)<text:line-break/> <text:s text:c="5"/>{<text:line-break/> <text:s text:c="8"/>Console.println("Kontakt " + name + " gelöscht.");<text:line-break/> <text:s text:c="5"/>}<text:line-break/> <text:s text:c="5"/>else<text:line-break/> <text:s text:c="5"/>{<text:line-break/> <text:s text:c="8"/>Console.println("Es gibt keinen Kontakt mit diesem Namen.");<text:line-break/> <text:s text:c="5"/>}<text:line-break/> <text:s text:c="5"/>Console.readln();<text:line-break/> <text:s text:c="2"/>}<text:line-break/></text:p>
      <text:p text:style-name="P21"/>
      <text:p text:style-name="P23"><text:soft-page-break/><text:s text:c="3"/>public void main()</text:p>
      <text:p text:style-name="P21"><text:s text:c="3"/>{</text:p>
      <text:p text:style-name="P21"><text:s text:c="6"/>int wahl;</text:p>
      <text:p text:style-name="P21"><text:s text:c="6"/>do</text:p>
      <text:p text:style-name="P21"><text:s text:c="6"/>{</text:p>
      <text:p text:style-name="P21"><text:s text:c="9"/>Console.clear();</text:p>
      <text:p text:style-name="P21"><text:s text:c="9"/>Console.println("== Adressbuch - Hauptmenü ==");</text:p>
      <text:p text:style-name="P21"><text:s text:c="9"/>Console.println("Wählen Sie einen der folgenden Punkte:");</text:p>
      <text:p text:style-name="P21"><text:s text:c="9"/>Console.println("1. Neuer Kontakt");</text:p>
      <text:p text:style-name="P21"><text:s text:c="9"/>Console.println("2. Kontakte auflisten");</text:p>
      <text:p text:style-name="P21"><text:s text:c="9"/>Console.println("3. Kontaktdetails");</text:p>
      <text:p text:style-name="P21"><text:s text:c="9"/>Console.println("4. Kontakt löschen");<text:line-break/> <text:s text:c="8"/>Console.println("<text:span text:style-name="T20">5</text:span>. Programm beenden");</text:p>
      <text:p text:style-name="P21"><text:s text:c="9"/>wahl = Console.readInt();</text:p>
      <text:p text:style-name="P21"><text:s text:c="9"/>if (wahl == 1)</text:p>
      <text:p text:style-name="P21"><text:s text:c="9"/>{</text:p>
      <text:p text:style-name="P21"><text:s text:c="12"/>kontaktAnlegen();</text:p>
      <text:p text:style-name="P21"><text:s text:c="9"/>}</text:p>
      <text:p text:style-name="P21"><text:s text:c="9"/>else if (wahl == 2)</text:p>
      <text:p text:style-name="P21"><text:s text:c="9"/>{</text:p>
      <text:p text:style-name="P20"><text:span text:style-name="T15"><text:s text:c="12"/>a</text:span><text:span text:style-name="T16">Buch</text:span><text:span text:style-name="T15">.namenAusgeben();</text:span></text:p>
      <text:p text:style-name="P21"><text:s text:c="9"/>}</text:p>
      <text:p text:style-name="P21"><text:s text:c="9"/>else if (wahl == 3)</text:p>
      <text:p text:style-name="P21"><text:s text:c="9"/>{</text:p>
      <text:p text:style-name="P21"><text:s text:c="12"/>kontaktDetails();</text:p>
      <text:p text:style-name="P21"><text:s text:c="9"/>}</text:p>
      <text:p text:style-name="P21"><text:s text:c="9"/>else if (wahl == 4)<text:line-break/> <text:s text:c="8"/>{<text:line-break/> <text:s text:c="11"/>kontaktLöschen();<text:line-break/> <text:s text:c="8"/>}<text:line-break/> <text:s text:c="8"/>else if (wahl != 5)<text:line-break/> <text:s text:c="8"/>{</text:p>
      <text:p text:style-name="P21"><text:s text:c="12"/>Console.println("Falsche Eingabe"); </text:p>
      <text:p text:style-name="P21"><text:s text:c="9"/>}</text:p>
      <text:p text:style-name="P21"><text:s text:c="6"/>} while (wahl != <text:span text:style-name="T20">5</text:span>);</text:p>
      <text:p text:style-name="P21"/>
      <text:p text:style-name="P21"><text:s text:c="6"/>Console.println("Auf Wiedersehen!");</text:p>
      <text:p text:style-name="P22"><text:s text:c="3"/>}</text:p>
      <text:p text:style-name="P22">}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0" draw:name="Form1" draw:style-name="gr1" draw:text-style-name="P29" svg:width="1.795cm" svg:height="0.63cm" svg:x="15.196cm" svg:y="0.312cm"><draw:image xlink:href="Pictures/10000000000000580000001F84D8045FF773DCF2.png" xlink:type="simple" xlink:show="embed" xlink:actuate="onLoad" draw:mime-type="image/png"><text:p/></draw:image></draw:frame></text:p>
      <text:p text:style-name="P13"><text:span text:style-name="T7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</text:span><text:span text:style-name="T6">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0">Juli</text:span><text:span text:style-name="T9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18745"/>
    </style:style>
    <style:style style:name="MT2" style:family="text">
      <style:text-properties officeooo:rsid="00824484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55987023936">
            <table:table-cell table:style-name="Tabelle1.A1" office:value-type="string">
              <text:p text:style-name="MP1"><text:span text:style-name="MT1">Liste </text:span><text:span text:style-name="MT2">Programmieren</text:span> – Lösung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11-01T13:02:55.019000000</dc:date>
    <meta:editing-duration>PT11H54M41S</meta:editing-duration>
    <meta:editing-cycles>101</meta:editing-cycles>
    <meta:generator>LibreOffice/7.3.3.2$Windows_X86_64 LibreOffice_project/d1d0ea68f081ee2800a922cac8f79445e4603348</meta:generator>
    <meta:document-statistic meta:table-count="2" meta:image-count="0" meta:object-count="0" meta:page-count="4" meta:paragraph-count="152" meta:word-count="514" meta:character-count="4880" meta:non-whitespace-character-count="3484"/>
  </office:meta>
</office:document-meta>
</file>